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4cm" fo:min-width="0.51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6cm" fo:min-width="0.5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1cm" fo:min-width="0.562cm"/>
    </style:style>
    <style:style style:name="gr7" style:family="graphic" style:parent-style-name="standard">
      <style:graphic-properties draw:fill="solid" draw:fill-color="#26a65b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svg:stroke-color="#3194ca" draw:fill="none" draw:textarea-vertical-align="middle"/>
    </style:style>
    <style:style style:name="gr9" style:family="graphic" style:parent-style-name="standard">
      <style:graphic-properties draw:fill="solid" draw:fill-color="#3194ca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="hatch" draw:fill-hatch-name="Hatching_20_6" draw:fill-hatch-solid="fals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712cm"/>
    </style:style>
    <style:style style:name="gr12" style:family="graphic" style:parent-style-name="standard">
      <style:graphic-properties draw:stroke="none" svg:stroke-color="#000000" draw:fill="none" draw:fill-color="#ffffff" fo:min-height="0.864cm"/>
    </style:style>
    <style:style style:name="gr13" style:family="graphic" style:parent-style-name="objectwithoutfill">
      <style:graphic-properties svg:stroke-width="0.081cm" svg:stroke-color="#ff3333" draw:marker-start-width="0.321cm" draw:marker-end="Rounded_20_short_20_Arrow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fo:min-height="1.42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512cm"/>
    </style:style>
    <style:style style:name="gr16" style:family="graphic" style:parent-style-name="standard">
      <style:graphic-properties draw:fill-color="#26a65b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fill="hatch" draw:fill-color="#729fcf" draw:fill-hatch-name="Hatching_20_3" draw:fill-hatch-solid="false" draw:textarea-horizontal-align="justify" draw:textarea-vertical-align="middle" draw:auto-grow-height="false" fo:min-height="3.438cm" fo:min-width="3.845cm"/>
    </style:style>
    <style:style style:name="gr18" style:family="graphic" style:parent-style-name="standard">
      <style:graphic-properties draw:fill-color="#c5000b" draw:textarea-horizontal-align="justify" draw:textarea-vertical-align="middle" draw:auto-grow-height="false" fo:min-height="0cm" fo:min-width="0cm"/>
    </style:style>
    <style:style style:name="gr19" style:family="graphic" style:parent-style-name="objectwithoutfill">
      <style:graphic-properties draw:stroke="dash" draw:stroke-dash="Fine_20_Dashed" svg:stroke-width="0.1cm" svg:stroke-color="#c5000b" draw:marker-start-width="0.5cm" draw:marker-end-width="0.5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draw:stroke="dash" draw:stroke-dash="Fine_20_Dashed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22a7f0" draw:marker-start-width="0.5cm" draw:marker-end-width="0.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fill="hatch" draw:fill-hatch-name="Hatching_20_5" draw:fill-hatch-solid="false" draw:textarea-vertical-align="middle"/>
    </style:style>
    <style:style style:name="gr23" style:family="graphic" style:parent-style-name="standard">
      <style:graphic-properties svg:stroke-color="#22a7f0" draw:fill-color="#22a7f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c5000b" draw:fill-color="#c5000b" draw:textarea-horizontal-align="justify" draw:textarea-vertical-align="middle" draw:auto-grow-height="false" fo:min-height="0cm" fo:min-width="0cm"/>
    </style:style>
    <style:style style:name="gr25" style:family="graphic" style:parent-style-name="objectwithoutfill">
      <style:graphic-properties svg:stroke-color="#c5000b" draw:marker-end="Arrow" draw:marker-end-width="0.3cm" draw:fill="none" draw:textarea-vertical-align="middle"/>
    </style:style>
    <style:style style:name="gr26" style:family="graphic" style:parent-style-name="objectwithoutfill">
      <style:graphic-properties svg:stroke-color="#22a7f0"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2.134cm"/>
    </style:style>
    <style:style style:name="gr28" style:family="graphic" style:parent-style-name="standard">
      <style:graphic-properties draw:stroke="none" svg:stroke-color="#000000" draw:fill="none" draw:fill-color="#ffffff" fo:min-height="1.775cm"/>
    </style:style>
    <style:style style:name="gr29" style:family="graphic" style:parent-style-name="standard">
      <style:graphic-properties draw:stroke="none" svg:stroke-color="#000000" draw:fill="none" draw:fill-color="#ffffff" fo:min-height="1.063cm"/>
    </style:style>
    <style:style style:name="gr30" style:family="graphic" style:parent-style-name="standard">
      <style:graphic-properties draw:stroke="none" svg:stroke-color="#000000" draw:fill="none" draw:fill-color="#ffffff" fo:min-height="2.139cm"/>
    </style:style>
    <style:style style:name="gr31" style:family="graphic" style:parent-style-name="standard">
      <style:graphic-properties draw:fill="solid" draw:fill-color="#33abed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stroke="none" svg:stroke-color="#000000" draw:fill="none" draw:fill-color="#ffffff" fo:min-height="1.176cm"/>
    </style:style>
    <style:style style:name="gr33" style:family="graphic" style:parent-style-name="objectwithoutfill">
      <style:graphic-properties svg:stroke-width="0.028cm" svg:stroke-color="#ff3333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34" style:family="graphic" style:parent-style-name="standard">
      <style:graphic-properties draw:stroke="none" svg:stroke-color="#000000" draw:fill="none" draw:fill-color="#ffffff" fo:min-height="1.92cm"/>
    </style:style>
    <style:style style:name="gr35" style:family="graphic" style:parent-style-name="standard">
      <style:graphic-properties draw:fill="solid" draw:fill-color="#36ab66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fill="hatch" draw:fill-color="#3194ca" draw:fill-hatch-name="dodo" draw:fill-hatch-solid="false" draw:fill-image-width="0cm" draw:fill-image-height="0cm" draw:textarea-vertical-align="middle"/>
    </style:style>
    <style:style style:name="gr37" style:family="graphic" style:parent-style-name="objectwithoutfill">
      <style:graphic-properties svg:stroke-width="0.081cm" svg:stroke-color="#3194ca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draw:fill="solid" draw:fill-color="#ff3333" draw:opacity="100%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draw:stroke="none" svg:stroke-color="#000000" draw:fill="none" draw:fill-color="#ffffff" fo:min-height="0.957cm"/>
    </style:style>
    <style:style style:name="gr40" style:family="graphic" style:parent-style-name="objectwithoutfill">
      <style:graphic-properties svg:stroke-width="0.053cm" svg:stroke-color="#44b071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1" style:family="graphic" style:parent-style-name="standard">
      <style:graphic-properties draw:textarea-vertical-align="middle"/>
    </style:style>
    <style:style style:name="gr42" style:family="graphic" style:parent-style-name="standard">
      <style:graphic-properties draw:fill="solid" draw:fill-color="#26a65b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fill="solid" draw:fill-color="#ff3333" draw:textarea-horizontal-align="justify" draw:textarea-vertical-align="middle" draw:auto-grow-height="false" fo:min-height="0cm" fo:min-width="0cm"/>
    </style:style>
    <style:style style:name="gr44" style:family="graphic" style:parent-style-name="objectwithoutfill">
      <style:graphic-properties svg:stroke-width="0.035cm" svg:stroke-color="#ff3333" draw:marker-start-width="0.252cm" draw:marker-end="Arrow" draw:marker-end-width="0.352cm" draw:fill="solid" draw:fill-color="#ff3333" draw:textarea-vertical-align="middle" fo:padding-top="0.142cm" fo:padding-bottom="0.142cm" fo:padding-left="0.267cm" fo:padding-right="0.26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5cm" fo:min-width="0.512cm"/>
    </style:style>
    <style:style style:name="gr46" style:family="graphic" style:parent-style-name="objectwithoutfill">
      <style:graphic-properties svg:stroke-color="#22a7f0" draw:fill="none" draw:textarea-vertical-align="middle"/>
    </style:style>
    <style:style style:name="gr47" style:family="graphic" style:parent-style-name="standard">
      <style:graphic-properties draw:fill="hatch" draw:fill-hatch-name="Hatching_20_3" draw:fill-hatch-solid="false" draw:textarea-vertical-align="middle"/>
    </style:style>
    <style:style style:name="gr48" style:family="graphic" style:parent-style-name="objectwithoutfill">
      <style:graphic-properties draw:stroke="dash" draw:stroke-dash="Ultrafine_20_Dashed" draw:fill="none" draw:textarea-vertical-align="middle"/>
    </style:style>
    <style:style style:name="gr49" style:family="graphic" style:parent-style-name="objectwithoutfill">
      <style:graphic-properties draw:marker-end="Arrow" draw:marker-end-width="0.1cm" draw:fill="none" draw:textarea-vertical-align="middle" draw:start-line-spacing-horizontal="0.1cm"/>
    </style:style>
    <style:style style:name="gr50" style:family="graphic" style:parent-style-name="objectwithoutfill">
      <style:graphic-properties svg:stroke-width="0.035cm" svg:stroke-color="#ff3333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51" style:family="graphic" style:parent-style-name="objectwithoutfill">
      <style:graphic-properties svg:stroke-width="0.035cm" svg:stroke-color="#ff3333" draw:marker-start-width="0.252cm" draw:marker-end="Arrow_20_concave" draw:marker-end-width="0.352cm" svg:stroke-linecap="butt" draw:fill="none" draw:textarea-vertical-align="middle" fo:padding-top="0.142cm" fo:padding-bottom="0.142cm" fo:padding-left="0.267cm" fo:padding-right="0.267cm"/>
    </style:style>
    <style:style style:name="gr52" style:family="graphic" style:parent-style-name="standard">
      <style:graphic-properties svg:stroke-color="#ff3333" draw:marker-start="Arrow" draw:fill="hatch" draw:fill-hatch-name="Hatching_20_7" draw:fill-hatch-solid="false" draw:textarea-horizontal-align="justify" draw:textarea-vertical-align="middle" draw:auto-grow-height="false" fo:min-height="0.08cm" fo:min-width="8.88cm"/>
    </style:style>
    <style:style style:name="gr53" style:family="graphic" style:parent-style-name="objectwithoutfill">
      <style:graphic-properties svg:stroke-width="0.081cm" svg:stroke-color="#ff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3pt" style:font-size-asian="13pt" style:font-size-complex="13pt"/>
    </style:style>
    <style:style style:name="P3" style:family="paragraph">
      <loext:graphic-properties draw:fill="none" draw:fill-color="#ffffff"/>
      <style:text-properties fo:font-size="15pt" style:font-size-asian="15pt" style:font-size-complex="15pt"/>
    </style:style>
    <style:style style:name="P4" style:family="paragraph">
      <loext:graphic-properties draw:fill="none" draw:fill-color="#ffffff"/>
      <style:text-properties fo:font-size="11pt" style:font-size-asian="11pt" style:font-size-complex="11pt"/>
    </style:style>
    <style:style style:name="P5" style:family="paragraph">
      <loext:graphic-properties draw:fill="solid" draw:fill-color="#26a65b"/>
      <style:paragraph-properties fo:text-align="center"/>
    </style:style>
    <style:style style:name="P6" style:family="paragraph">
      <loext:graphic-properties draw:fill="solid" draw:fill-color="#3194ca"/>
      <style:paragraph-properties fo:text-align="center"/>
    </style:style>
    <style:style style:name="P7" style:family="paragraph">
      <loext:graphic-properties draw:fill="hatch" draw:fill-hatch-name="Hatching_20_6" draw:fill-hatch-solid="false"/>
      <style:paragraph-properties fo:text-align="center"/>
    </style:style>
    <style:style style:name="P8" style:family="paragraph">
      <loext:graphic-properties draw:fill="none" draw:fill-color="#ffffff"/>
      <style:text-properties fo:color="#3194ca"/>
    </style:style>
    <style:style style:name="P9" style:family="paragraph">
      <loext:graphic-properties draw:fill="none" draw:fill-color="#ffffff"/>
      <style:text-properties fo:color="#ff3333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loext:graphic-properties draw:fill-color="#26a65b"/>
      <style:paragraph-properties fo:text-align="center"/>
    </style:style>
    <style:style style:name="P12" style:family="paragraph">
      <loext:graphic-properties draw:fill="hatch" draw:fill-color="#729fcf" draw:fill-hatch-name="Hatching_20_3" draw:fill-hatch-solid="false"/>
      <style:paragraph-properties fo:text-align="center"/>
    </style:style>
    <style:style style:name="P13" style:family="paragraph">
      <loext:graphic-properties draw:fill-color="#c5000b"/>
      <style:paragraph-properties fo:text-align="center"/>
    </style:style>
    <style:style style:name="P14" style:family="paragraph">
      <loext:graphic-properties draw:fill="hatch" draw:fill-hatch-name="Hatching_20_5" draw:fill-hatch-solid="false"/>
      <style:paragraph-properties fo:text-align="center"/>
    </style:style>
    <style:style style:name="P15" style:family="paragraph">
      <loext:graphic-properties draw:fill-color="#22a7f0"/>
      <style:paragraph-properties fo:text-align="center"/>
    </style:style>
    <style:style style:name="P16" style:family="paragraph">
      <loext:graphic-properties draw:fill="none" draw:fill-color="#ffffff"/>
      <style:text-properties fo:color="#c5000b" fo:font-weight="bold" style:font-weight-asian="bold" style:font-weight-complex="bold"/>
    </style:style>
    <style:style style:name="P17" style:family="paragraph">
      <loext:graphic-properties draw:fill="none" draw:fill-color="#ffffff"/>
      <style:text-properties fo:color="#22a7f0" fo:font-weight="bold" style:font-weight-asian="bold" style:font-weight-complex="bold"/>
    </style:style>
    <style:style style:name="P18" style:family="paragraph">
      <loext:graphic-properties draw:fill="solid" draw:fill-color="#33abed"/>
      <style:paragraph-properties fo:text-align="center"/>
    </style:style>
    <style:style style:name="P19" style:family="paragraph">
      <loext:graphic-properties draw:fill="none" draw:fill-color="#ffffff"/>
      <style:text-properties fo:color="#ff3333" fo:font-size="13pt" style:font-size-asian="13pt" style:font-size-complex="13pt"/>
    </style:style>
    <style:style style:name="P20" style:family="paragraph">
      <loext:graphic-properties draw:fill="solid" draw:fill-color="#36ab66"/>
      <style:paragraph-properties fo:text-align="center"/>
    </style:style>
    <style:style style:name="P21" style:family="paragraph">
      <loext:graphic-properties draw:fill="hatch" draw:fill-color="#3194ca" draw:fill-hatch-name="dodo" draw:fill-hatch-solid="false" draw:fill-image-width="0cm" draw:fill-image-height="0cm"/>
      <style:paragraph-properties fo:text-align="center"/>
    </style:style>
    <style:style style:name="P22" style:family="paragraph">
      <loext:graphic-properties draw:fill="solid" draw:fill-color="#ff3333" draw:opacity="100%"/>
      <style:paragraph-properties fo:text-align="center"/>
    </style:style>
    <style:style style:name="P23" style:family="paragraph">
      <loext:graphic-properties draw:fill="none" draw:fill-color="#ffffff"/>
      <style:text-properties fo:color="#44b071" fo:font-weight="bold" style:font-weight-asian="bold" style:font-weight-complex="bold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text-properties fo:color="#ff3333" fo:font-size="18pt"/>
    </style:style>
    <style:style style:name="P26" style:family="paragraph">
      <loext:graphic-properties draw:fill="none" draw:fill-color="#ffffff"/>
      <style:text-properties fo:color="#44b071" fo:font-size="18pt" fo:font-weight="bold" style:font-weight-asian="bold" style:font-weight-complex="bold"/>
    </style:style>
    <style:style style:name="P27" style:family="paragraph">
      <loext:graphic-properties draw:fill="solid" draw:fill-color="#ff3333"/>
      <style:paragraph-properties fo:text-align="center"/>
    </style:style>
    <style:style style:name="P28" style:family="paragraph">
      <loext:graphic-properties draw:fill="hatch" draw:fill-hatch-name="Hatching_20_3" draw:fill-hatch-solid="false"/>
      <style:paragraph-properties fo:text-align="center"/>
    </style:style>
    <style:style style:name="P29" style:family="paragraph">
      <loext:graphic-properties draw:fill="none" draw:fill-color="#ffffff"/>
      <style:text-properties fo:color="#3194ca" fo:font-size="18pt"/>
    </style:style>
    <style:style style:name="P30" style:family="paragraph">
      <loext:graphic-properties draw:fill="hatch" draw:fill-hatch-name="Hatching_20_7" draw:fill-hatch-solid="false"/>
      <style:paragraph-properties fo:text-align="center"/>
    </style:style>
    <style:style style:name="P31" style:family="paragraph">
      <style:text-properties fo:color="#ff3333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text-position="sub 58%" fo:font-size="11pt" style:font-size-asian="11pt" style:font-size-complex="11pt"/>
    </style:style>
    <style:style style:name="T5" style:family="text">
      <style:text-properties fo:color="#3194ca"/>
    </style:style>
    <style:style style:name="T6" style:family="text">
      <style:text-properties fo:color="#ff3333"/>
    </style:style>
    <style:style style:name="T7" style:family="text">
      <style:text-properties fo:color="#ff3333" style:text-position="-33% 58%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c5000b" fo:font-weight="bold" style:font-weight-asian="bold" style:font-weight-complex="bold"/>
    </style:style>
    <style:style style:name="T10" style:family="text">
      <style:text-properties fo:color="#22a7f0" fo:font-weight="bold" style:font-weight-asian="bold" style:font-weight-complex="bold"/>
    </style:style>
    <style:style style:name="T11" style:family="text">
      <style:text-properties fo:color="#3194ca" style:text-position="-33% 58%"/>
    </style:style>
    <style:style style:name="T12" style:family="text">
      <style:text-properties fo:color="#ff3333" fo:font-size="13pt" style:font-size-asian="13pt" style:font-size-complex="13pt"/>
    </style:style>
    <style:style style:name="T13" style:family="text">
      <style:text-properties fo:color="#ff3333" style:text-position="-33% 58%" fo:font-size="20pt" style:font-size-asian="20pt" style:font-size-complex="20pt"/>
    </style:style>
    <style:style style:name="T14" style:family="text">
      <style:text-properties fo:color="#44b071" fo:font-weight="bold" style:font-weight-asian="bold" style:font-weight-complex="bold"/>
    </style:style>
    <style:style style:name="T15" style:family="text">
      <style:text-properties fo:color="#ff3333" style:text-position="0% 100%" fo:font-size="18pt" style:font-size-asian="20pt" style:font-size-complex="20pt"/>
    </style:style>
    <style:style style:name="T16" style:family="text">
      <style:text-properties fo:color="#ff3333" style:text-position="0% 100%" fo:font-size="20pt" style:font-size-asian="20pt" style:font-size-complex="20pt"/>
    </style:style>
    <style:style style:name="T17" style:family="text">
      <style:text-properties fo:color="#44b071" fo:font-size="18pt" fo:font-weight="bold" style:font-weight-asian="bold" style:font-weight-complex="bold"/>
    </style:style>
    <style:style style:name="T18" style:family="text">
      <style:text-properties fo:color="#3194ca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645cm" svg:y1="16.177cm" svg:x2="16.78cm" svg:y2="16.2cm">
          <text:p/>
        </draw:line>
        <draw:line draw:style-name="gr1" draw:text-style-name="P1" draw:layer="layout" svg:x1="7.765cm" svg:y1="17.298cm" svg:x2="7.78cm" svg:y2="7.56cm">
          <text:p/>
        </draw:line>
        <draw:line draw:style-name="gr2" draw:text-style-name="P1" draw:layer="layout" svg:x1="9.613cm" svg:y1="16.177cm" svg:x2="9.613cm" svg:y2="16.737cm">
          <text:p/>
        </draw:line>
        <draw:line draw:style-name="gr2" draw:text-style-name="P1" draw:layer="layout" svg:x1="11.516cm" svg:y1="16.177cm" svg:x2="11.516cm" svg:y2="16.737cm">
          <text:p/>
        </draw:line>
        <draw:line draw:style-name="gr2" draw:text-style-name="P1" draw:layer="layout" svg:x1="13.196cm" svg:y1="16.177cm" svg:x2="13.196cm" svg:y2="16.737cm">
          <text:p/>
        </draw:line>
        <draw:line draw:style-name="gr2" draw:text-style-name="P1" draw:layer="layout" svg:x1="14.876cm" svg:y1="16.177cm" svg:x2="14.876cm" svg:y2="16.737cm">
          <text:p/>
        </draw:line>
        <draw:line draw:style-name="gr2" draw:text-style-name="P1" draw:layer="layout" svg:x1="7.765cm" svg:y1="14.348cm" svg:x2="7.186cm" svg:y2="14.348cm">
          <text:p/>
        </draw:line>
        <draw:line draw:style-name="gr2" draw:text-style-name="P1" draw:layer="layout" svg:x1="7.765cm" svg:y1="12.668cm" svg:x2="7.186cm" svg:y2="12.668cm">
          <text:p/>
        </draw:line>
        <draw:line draw:style-name="gr2" draw:text-style-name="P1" draw:layer="layout" svg:x1="7.765cm" svg:y1="10.801cm" svg:x2="7.186cm" svg:y2="10.801cm">
          <text:p/>
        </draw:line>
        <draw:line draw:style-name="gr2" draw:text-style-name="P1" draw:layer="layout" svg:x1="7.765cm" svg:y1="8.934cm" svg:x2="7.186cm" svg:y2="8.934cm">
          <text:p/>
        </draw:line>
        <draw:frame draw:style-name="gr3" draw:text-style-name="P2" draw:layer="layout" svg:width="11.311cm" svg:height="0.969cm" svg:x="8.437cm" svg:y="16.621cm">
          <draw:text-box>
            <text:p><text:span text:style-name="T1"><text:s text:c="6"/></text:span><text:span text:style-name="T2">1 <text:s text:c="10"/>2 <text:s text:c="8"/>3 <text:s text:c="9"/>4</text:span></text:p>
          </draw:text-box>
        </draw:frame>
        <draw:frame draw:style-name="gr4" draw:text-style-name="P3" draw:layer="layout" svg:width="1.412cm" svg:height="1.424cm" svg:x="6.597cm" svg:y="8.51cm">
          <draw:text-box>
            <text:p><text:span text:style-name="T2">4</text:span></text:p>
          </draw:text-box>
        </draw:frame>
        <draw:frame draw:style-name="gr5" draw:text-style-name="P3" draw:layer="layout" svg:width="1.412cm" svg:height="1.426cm" svg:x="6.597cm" svg:y="10.377cm">
          <draw:text-box>
            <text:p><text:span text:style-name="T2">3</text:span></text:p>
          </draw:text-box>
        </draw:frame>
        <draw:frame draw:style-name="gr5" draw:text-style-name="P3" draw:layer="layout" svg:width="1.412cm" svg:height="1.426cm" svg:x="6.597cm" svg:y="12.246cm">
          <draw:text-box>
            <text:p><text:span text:style-name="T2">2</text:span></text:p>
          </draw:text-box>
        </draw:frame>
        <draw:frame draw:style-name="gr5" draw:text-style-name="P3" draw:layer="layout" svg:width="1.412cm" svg:height="1.426cm" svg:x="6.597cm" svg:y="13.928cm">
          <draw:text-box>
            <text:p><text:span text:style-name="T2">1</text:span></text:p>
          </draw:text-box>
        </draw:frame>
        <draw:frame draw:style-name="gr6" draw:text-style-name="P4" draw:layer="layout" svg:width="1.481cm" svg:height="1.421cm" svg:x="16.316cm" svg:y="16.165cm">
          <draw:text-box>
            <text:p><text:span text:style-name="T3">x</text:span><text:span text:style-name="T4">1</text:span></text:p>
          </draw:text-box>
        </draw:frame>
        <draw:frame draw:style-name="gr6" draw:text-style-name="P4" draw:layer="layout" svg:width="1.481cm" svg:height="1.421cm" svg:x="6.884cm" svg:y="7.252cm">
          <draw:text-box>
            <text:p><text:span text:style-name="T3">x</text:span><text:span text:style-name="T4">2</text:span></text:p>
          </draw:text-box>
        </draw:frame>
        <draw:custom-shape draw:style-name="gr7" draw:text-style-name="P5" draw:layer="layout" svg:width="0.187cm" svg:height="0.187cm" svg:x="9.463cm" svg:y="14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9.465cm" svg:y="12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9.465cm" svg:y="10.7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9.467cm" svg:y="8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1.332cm" svg:y="14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1.333cm" svg:y="12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1.333cm" svg:y="10.7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1.335cm" svg:y="8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3.013cm" svg:y="14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5cm" svg:height="0.187cm" svg:x="13.016cm" svg:y="12.6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5cm" svg:height="0.187cm" svg:x="13.016cm" svg:y="10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3.017cm" svg:y="8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4.695cm" svg:y="14.3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4.696cm" svg:y="12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4.696cm" svg:y="10.7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6cm" svg:height="0.186cm" svg:x="14.699cm" svg:y="8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.52cm" svg:y1="16.17cm" svg:x2="9.14cm" svg:y2="11.01cm">
          <text:p/>
        </draw:line>
        <draw:line draw:style-name="gr8" draw:text-style-name="P1" draw:layer="layout" svg:x1="7.75cm" svg:y1="16.17cm" svg:x2="9.89cm" svg:y2="11.01cm">
          <text:p/>
        </draw:line>
        <draw:custom-shape draw:style-name="gr9" draw:text-style-name="P6" draw:layer="layout" svg:width="0.187cm" svg:height="0.187cm" svg:x="9.453cm" svg:y="11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0" draw:text-style-name="P7" draw:layer="layout" svg:width="3.769cm" svg:height="4.279cm" svg:x="7.72cm" svg:y="11.89cm" svg:viewBox="0 0 3770 4280" draw:points="0,4280 3770,4280 1790,0">
          <text:p/>
        </draw:polygon>
        <draw:frame draw:style-name="gr11" draw:text-style-name="P8" draw:layer="layout" svg:width="4cm" svg:height="0.962cm" svg:x="9.79cm" svg:y="11.358cm">
          <draw:text-box>
            <text:p><text:span text:style-name="T5">ottimo di LP</text:span></text:p>
          </draw:text-box>
        </draw:frame>
        <draw:frame draw:style-name="gr12" draw:text-style-name="P9" draw:layer="layout" svg:width="3.24cm" svg:height="1.114cm" svg:x="10.82cm" svg:y="9.35cm">
          <draw:text-box>
            <text:p><text:span text:style-name="T6">Min - x</text:span><text:span text:style-name="T7">2</text:span></text:p>
          </draw:text-box>
        </draw:frame>
        <draw:connector draw:style-name="gr13" draw:text-style-name="P1" draw:layer="layout" draw:type="line" svg:x1="10.437cm" svg:y1="10.797cm" svg:x2="10.437cm" svg:y2="8.953cm" svg:d="M10437 10797v-1844" svg:viewBox="0 0 1 1845">
          <text:p/>
        </draw:connector>
      </draw:page>
      <draw:page draw:name="page2" draw:style-name="dp1" draw:master-page-name="Default">
        <draw:line draw:style-name="gr1" draw:text-style-name="P1" draw:layer="layout" svg:x1="6.645cm" svg:y1="16.277cm" svg:x2="22.155cm" svg:y2="16.296cm">
          <text:p/>
        </draw:line>
        <draw:line draw:style-name="gr1" draw:text-style-name="P1" draw:layer="layout" svg:x1="7.965cm" svg:y1="17.298cm" svg:x2="7.965cm" svg:y2="2.437cm">
          <text:p/>
        </draw:line>
        <draw:line draw:style-name="gr2" draw:text-style-name="P1" draw:layer="layout" svg:x1="7.97cm" svg:y1="10.6cm" svg:x2="7.391cm" svg:y2="10.6cm">
          <text:p/>
        </draw:line>
        <draw:frame draw:style-name="gr14" draw:text-style-name="P10" draw:layer="layout" svg:width="11.311cm" svg:height="1.673cm" svg:x="10.47cm" svg:y="16.79cm">
          <draw:text-box>
            <text:p><text:span text:style-name="T8"><text:s text:c="6"/></text:span><text:span text:style-name="T8"><text:tab/></text:span><text:span text:style-name="T8"><text:tab/></text:span><text:span text:style-name="T8"> <text:s/></text:span><text:span text:style-name="T8">1 <text:s text:c="12"/>1.5 <text:s text:c="12"/>2 <text:s text:c="10"/></text:span></text:p>
          </draw:text-box>
        </draw:frame>
        <draw:frame draw:style-name="gr15" draw:text-style-name="P10" draw:layer="layout" svg:width="1.412cm" svg:height="0.962cm" svg:x="6.768cm" svg:y="4.48cm">
          <draw:text-box>
            <text:p><text:span text:style-name="T8">2</text:span></text:p>
          </draw:text-box>
        </draw:frame>
        <draw:frame draw:style-name="gr15" draw:text-style-name="P10" draw:layer="layout" svg:width="1.073cm" svg:height="0.962cm" svg:x="6.76cm" svg:y="10.191cm">
          <draw:text-box>
            <text:p><text:span text:style-name="T8">1</text:span></text:p>
          </draw:text-box>
        </draw:frame>
        <draw:frame draw:style-name="gr6" draw:text-style-name="P4" draw:layer="layout" svg:width="1.481cm" svg:height="1.421cm" svg:x="21.716cm" svg:y="16.165cm">
          <draw:text-box>
            <text:p><text:span text:style-name="T3">x</text:span><text:span text:style-name="T4">1</text:span></text:p>
          </draw:text-box>
        </draw:frame>
        <draw:frame draw:style-name="gr6" draw:text-style-name="P4" draw:layer="layout" svg:width="1.481cm" svg:height="1.421cm" svg:x="6.884cm" svg:y="2.352cm">
          <draw:text-box>
            <text:p><text:span text:style-name="T3">x</text:span><text:span text:style-name="T4">2</text:span></text:p>
          </draw:text-box>
        </draw:frame>
        <draw:custom-shape draw:style-name="gr16" draw:text-style-name="P11" draw:layer="layout" svg:width="0.187cm" svg:height="0.187cm" svg:x="13.763cm" svg:y="10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813cm" svg:y1="16.277cm" svg:x2="13.813cm" svg:y2="16.837cm">
          <text:p/>
        </draw:line>
        <draw:line draw:style-name="gr2" draw:text-style-name="P1" draw:layer="layout" svg:x1="19.613cm" svg:y1="16.277cm" svg:x2="19.613cm" svg:y2="16.837cm">
          <text:p/>
        </draw:line>
        <draw:line draw:style-name="gr2" draw:text-style-name="P1" draw:layer="layout" svg:x1="16.713cm" svg:y1="16.277cm" svg:x2="16.713cm" svg:y2="16.837cm">
          <text:p/>
        </draw:line>
        <draw:line draw:style-name="gr2" draw:text-style-name="P1" draw:layer="layout" svg:x1="7.967cm" svg:y1="4.848cm" svg:x2="7.388cm" svg:y2="4.848cm">
          <text:p/>
        </draw:line>
        <draw:custom-shape draw:style-name="gr16" draw:text-style-name="P11" draw:layer="layout" svg:width="0.187cm" svg:height="0.187cm" svg:x="13.723cm" svg:y="4.7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9.463cm" svg:y="10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9.423cm" svg:y="4.7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8.69cm" svg:height="11.38cm" svg:x="7.97cm" svg:y="4.9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13" draw:layer="layout" svg:width="0.187cm" svg:height="0.187cm" svg:x="7.873cm" svg:y="4.7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6.6cm" svg:y1="2.8cm" svg:x2="16.02cm" svg:y2="17.22cm">
          <text:p/>
        </draw:line>
        <draw:custom-shape draw:style-name="gr18" draw:text-style-name="P13" draw:layer="layout" svg:width="0.187cm" svg:height="0.187cm" svg:x="13.733cm" svg:y="16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6.61cm" svg:y1="5.24cm" svg:x2="14.62cm" svg:y2="17.42cm">
          <text:p/>
        </draw:line>
        <draw:custom-shape draw:style-name="gr16" draw:text-style-name="P11" draw:layer="layout" svg:width="0.187cm" svg:height="0.187cm" svg:x="16.623cm" svg:y="16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7.08cm" svg:y1="1.75cm" svg:x2="17.22cm" svg:y2="17.12cm">
          <text:p/>
        </draw:line>
        <draw:line draw:style-name="gr21" draw:text-style-name="P1" draw:layer="layout" svg:x1="6.57cm" svg:y1="3.05cm" svg:x2="17.51cm" svg:y2="17.32cm">
          <text:p/>
        </draw:line>
      </draw:page>
      <draw:page draw:name="page3" draw:style-name="dp1" draw:master-page-name="Default">
        <draw:polygon draw:style-name="gr22" draw:text-style-name="P14" draw:layer="layout" svg:width="6.989cm" svg:height="7.479cm" svg:x="7.96cm" svg:y="8.81cm" svg:viewBox="0 0 6990 7480" draw:points="1473,7480 0,7480 19,2785 2647,235 6990,0">
          <text:p/>
        </draw:polygon>
        <draw:line draw:style-name="gr1" draw:text-style-name="P1" draw:layer="layout" svg:x1="6.645cm" svg:y1="16.277cm" svg:x2="22.155cm" svg:y2="16.296cm">
          <text:p/>
        </draw:line>
        <draw:line draw:style-name="gr1" draw:text-style-name="P1" draw:layer="layout" svg:x1="7.965cm" svg:y1="17.298cm" svg:x2="7.965cm" svg:y2="2.437cm">
          <text:p/>
        </draw:line>
        <draw:frame draw:style-name="gr6" draw:text-style-name="P4" draw:layer="layout" svg:width="1.481cm" svg:height="1.421cm" svg:x="21.716cm" svg:y="16.165cm">
          <draw:text-box>
            <text:p><text:span text:style-name="T3">x</text:span><text:span text:style-name="T4">1</text:span></text:p>
          </draw:text-box>
        </draw:frame>
        <draw:frame draw:style-name="gr6" draw:text-style-name="P4" draw:layer="layout" svg:width="1.481cm" svg:height="1.421cm" svg:x="6.884cm" svg:y="2.352cm">
          <draw:text-box>
            <text:p><text:span text:style-name="T3">x</text:span><text:span text:style-name="T4">2</text:span></text:p>
          </draw:text-box>
        </draw:frame>
        <draw:custom-shape draw:style-name="gr16" draw:text-style-name="P11" draw:layer="layout" svg:width="0.187cm" svg:height="0.187cm" svg:x="9.47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074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2.678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282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5.886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7.49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9.094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20.698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7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074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2.678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282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5.886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7.49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9.094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20.698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7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074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2.678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282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5.886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7.49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9.094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20.698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8cm" svg:x="9.47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8cm" svg:x="11.074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187cm" svg:height="0.188cm" svg:x="12.678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8cm" svg:x="14.282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8cm" svg:x="15.886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8cm" svg:x="17.49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8cm" svg:x="19.094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8cm" svg:x="20.698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7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074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2.678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282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5.886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7.49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9.094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20.698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7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074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2.678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282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5.886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7.49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9.094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20.698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7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074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2.678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282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5.886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7.49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9.094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20.698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187cm" svg:height="0.187cm" svg:x="14.833cm" svg:y="8.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6.187cm" svg:y1="8.578cm" svg:x2="15.726cm" svg:y2="9.24cm">
          <text:p/>
        </draw:line>
        <draw:line draw:style-name="gr26" draw:text-style-name="P1" draw:layer="layout" svg:x1="14.863cm" svg:y1="5.992cm" svg:x2="12.85cm" svg:y2="9.69cm">
          <text:p/>
        </draw:line>
        <draw:line draw:style-name="gr25" draw:text-style-name="P1" draw:layer="layout" svg:x1="14.001cm" svg:y1="14.211cm" svg:x2="10.653cm" svg:y2="12.748cm">
          <text:p/>
        </draw:line>
        <draw:frame draw:style-name="gr27" draw:text-style-name="P16" draw:layer="layout" svg:width="7.96cm" svg:height="2.384cm" svg:x="13.84cm" svg:y="13.77cm">
          <draw:text-box>
            <text:p><text:span text:style-name="T9">Regione ammissibile del problema continuo</text:span></text:p>
          </draw:text-box>
        </draw:frame>
        <draw:frame draw:style-name="gr28" draw:text-style-name="P16" draw:layer="layout" svg:width="6.897cm" svg:height="2.025cm" svg:x="16.056cm" svg:y="7.476cm">
          <draw:text-box>
            <text:p><text:span text:style-name="T9">Soluzione ottima continua</text:span></text:p>
          </draw:text-box>
        </draw:frame>
        <draw:frame draw:style-name="gr29" draw:text-style-name="P17" draw:layer="layout" svg:width="8.29cm" svg:height="1.313cm" svg:x="11.746cm" svg:y="5.07cm">
          <draw:text-box>
            <text:p><text:span text:style-name="T10">Soluzione ottima intera</text:span></text:p>
          </draw:text-box>
        </draw:frame>
        <draw:line draw:style-name="gr1" draw:text-style-name="P1" draw:layer="layout" svg:x1="20.297cm" svg:y1="11.024cm" svg:x2="21.33cm" svg:y2="9.2cm">
          <text:p/>
        </draw:line>
        <draw:frame draw:style-name="gr30" draw:text-style-name="P3" draw:layer="layout" svg:width="4.371cm" svg:height="2.389cm" svg:x="21.199cm" svg:y="9.601cm">
          <draw:text-box>
            <text:p><text:span text:style-name="T2">La funzione decresce</text:span></text:p>
          </draw:text-box>
        </draw:frame>
      </draw:page>
      <draw:page draw:name="page4" draw:style-name="dp1" draw:master-page-name="Default">
        <draw:custom-shape draw:style-name="gr7" draw:text-style-name="P5" draw:layer="layout" svg:width="0.163cm" svg:height="0.156cm" svg:x="10.759cm" svg:y="13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2.152cm" svg:y="13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3.545cm" svg:y="13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4.938cm" svg:y="13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6.331cm" svg:y="13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7.724cm" svg:y="13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9.116cm" svg:y="13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5cm" svg:x="9.366cm" svg:y="1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5cm" svg:x="10.759cm" svg:y="1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5cm" svg:x="12.152cm" svg:y="1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5cm" svg:x="13.545cm" svg:y="1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5cm" svg:x="14.938cm" svg:y="1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5cm" svg:x="16.331cm" svg:y="1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5cm" svg:x="17.724cm" svg:y="1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5cm" svg:x="19.116cm" svg:y="1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9.366cm" svg:y="10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0.759cm" svg:y="10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2.152cm" svg:y="10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3.545cm" svg:y="10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4.938cm" svg:y="10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6.331cm" svg:y="10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7.724cm" svg:y="10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9.116cm" svg:y="10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7cm" svg:x="9.366cm" svg:y="8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7cm" svg:x="10.759cm" svg:y="8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7cm" svg:x="13.545cm" svg:y="8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7cm" svg:x="14.938cm" svg:y="8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7cm" svg:x="16.331cm" svg:y="8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7cm" svg:x="17.724cm" svg:y="8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7cm" svg:x="19.116cm" svg:y="8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9.366cm" svg:y="7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0.759cm" svg:y="7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2.152cm" svg:y="7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3.545cm" svg:y="7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4.938cm" svg:y="7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6.331cm" svg:y="7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7.724cm" svg:y="7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9.116cm" svg:y="7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9.366cm" svg:y="6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0.759cm" svg:y="6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2.152cm" svg:y="6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3.545cm" svg:y="6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4.938cm" svg:y="6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6.331cm" svg:y="6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7.724cm" svg:y="6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9.116cm" svg:y="6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5cm" svg:x="9.366cm" svg:y="4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5cm" svg:x="10.759cm" svg:y="4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5cm" svg:x="12.152cm" svg:y="4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5cm" svg:x="13.545cm" svg:y="4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5cm" svg:x="14.938cm" svg:y="4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5cm" svg:x="16.331cm" svg:y="4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5cm" svg:x="17.724cm" svg:y="4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5cm" svg:x="19.116cm" svg:y="4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2.152cm" svg:y="8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1" draw:layer="layout" svg:width="9.365cm" svg:height="6.385cm" draw:transform="skewX (-0.012915436464758) rotate (0.154112572951099) translate (8.38389929312329cm 6.76951384094921cm)" svg:viewBox="0 0 9366 6386" draw:points="0,6385 8471,6385 9366,1070 2489,0 9,6386">
          <text:p/>
        </draw:polygon>
        <draw:custom-shape draw:style-name="gr31" draw:text-style-name="P18" draw:layer="layout" svg:width="0.163cm" svg:height="0.156cm" svg:x="9.366cm" svg:y="13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8" draw:layer="layout" svg:width="2.006cm" svg:height="1.426cm" svg:x="8.69cm" svg:y="12.924cm">
          <draw:text-box>
            <text:p><text:span text:style-name="T5">z</text:span><text:span text:style-name="T11">LP</text:span></text:p>
          </draw:text-box>
        </draw:frame>
        <draw:line draw:style-name="gr33" draw:text-style-name="P1" draw:layer="layout" svg:x1="19.753cm" svg:y1="4.97cm" svg:x2="18.919cm" svg:y2="6.529cm">
          <text:p/>
        </draw:line>
        <draw:frame draw:style-name="gr34" draw:text-style-name="P19" draw:layer="layout" svg:width="3.856cm" svg:height="2.17cm" svg:x="16.774cm" svg:y="5.143cm">
          <draw:text-box>
            <text:p><text:span text:style-name="T12">costi </text:span></text:p>
            <text:p><text:span text:style-name="T12">decrescenti</text:span></text:p>
          </draw:text-box>
        </draw:frame>
      </draw:page>
      <draw:page draw:name="page5" draw:style-name="dp1" draw:master-page-name="Default">
        <draw:custom-shape draw:style-name="gr7" draw:text-style-name="P5" draw:layer="layout" svg:width="0.161cm" svg:height="0.157cm" svg:x="10.846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2.223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7cm" svg:x="13.601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7cm" svg:x="14.978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6.355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7.732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9.109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9.469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0.846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2.223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6cm" svg:x="13.601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6cm" svg:x="14.978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6.355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7.732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9.109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9.469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0.846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2.223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7cm" svg:x="13.601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7cm" svg:x="14.978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6.355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7.732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9.109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9.469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0.846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7cm" svg:x="13.601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7cm" svg:x="14.978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6.355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7.732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9.109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9.469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0.846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2.223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7cm" svg:x="13.601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7cm" svg:x="14.978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6.355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7.732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9.109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9.469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0.846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2.223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6cm" svg:x="13.601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6cm" svg:x="14.978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6.355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7.732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9.109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9.469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0.846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2.223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6cm" svg:x="13.601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6cm" svg:x="14.978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6.355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7.732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9.109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2.223cm" svg:y="9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1" draw:layer="layout" svg:width="9.262cm" svg:height="6.403cm" draw:transform="skewX (-0.00802851455917393) rotate (0.156381500978692) translate (8.49922299348739cm 6.77846017137071cm)" svg:viewBox="0 0 9263 6404" draw:points="0,6402 8379,6403 9263,1073 2461,0 9,6404">
          <text:p/>
        </draw:polygon>
        <draw:custom-shape draw:style-name="gr35" draw:text-style-name="P20" draw:layer="layout" svg:width="0.161cm" svg:height="0.157cm" svg:x="9.469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6" draw:text-style-name="P21" draw:layer="layout" svg:width="1.381cm" svg:height="6.707cm" svg:x="9.547cm" svg:y="6.395cm" svg:viewBox="0 0 1382 6708" draw:points="1382,0 1382,6490 0,6708">
          <text:p/>
        </draw:polygon>
        <draw:line draw:style-name="gr37" draw:text-style-name="P1" draw:layer="layout" svg:x1="10.929cm" svg:y1="5.835cm" svg:x2="10.946cm" svg:y2="13.789cm">
          <text:p/>
        </draw:line>
        <draw:custom-shape draw:style-name="gr38" draw:text-style-name="P22" draw:layer="layout" svg:width="0.16cm" svg:height="0.157cm" svg:x="10.861cm" svg:y="12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9" draw:layer="layout" svg:width="1.391cm" svg:height="1.207cm" svg:x="10.869cm" svg:y="11.899cm">
          <draw:text-box>
            <text:p><text:span text:style-name="T6">z</text:span><text:span text:style-name="T13">LP</text:span></text:p>
          </draw:text-box>
        </draw:frame>
        <draw:frame draw:style-name="gr14" draw:text-style-name="P23" draw:layer="layout" svg:width="4.26cm" svg:height="1.673cm" svg:x="12.81cm" svg:y="13.914cm">
          <draw:text-box>
            <text:p><text:span text:style-name="T14">1° vincolo</text:span></text:p>
          </draw:text-box>
        </draw:frame>
        <draw:connector draw:style-name="gr40" draw:text-style-name="P1" draw:layer="layout" draw:type="line" svg:x1="12.445cm" svg:y1="14.117cm" svg:x2="11.273cm" svg:y2="13.737cm" svg:d="M12445 14117l-1172-380" svg:viewBox="0 0 1173 381">
          <text:p/>
        </draw:connector>
      </draw:page>
      <draw:page draw:name="page6" draw:style-name="dp1" draw:master-page-name="Default">
        <draw:polygon draw:style-name="gr41" draw:text-style-name="P24" draw:layer="layout" svg:width="5.298cm" svg:height="1.471cm" svg:x="9.328cm" svg:y="11.614cm" svg:viewBox="0 0 5299 1472" draw:points="5299,669 0,1472 264,0">
          <text:p/>
        </draw:polygon>
        <draw:custom-shape draw:style-name="gr7" draw:text-style-name="P5" draw:layer="layout" svg:width="0.165cm" svg:height="0.157cm" svg:x="10.633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5" draw:layer="layout" svg:width="0.165cm" svg:height="0.157cm" svg:x="12.045cm" svg:y="13.039cm">
          <text:p text:style-name="P24">￹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3.457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4.869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6.281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7.693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9.105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9.221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2.045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3.457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4.869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6.281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7.693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9.105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9.221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0.633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2.045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3.457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4.869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6.281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7.693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9.105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9.221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0.633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3.457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4.869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6.281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7.693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9.105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9.221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0.633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2.045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3.457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4.869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6.281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7.693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9.105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9.221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0.633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2.045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3.457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4.869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6.281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7.693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9.105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9.221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0.633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2.045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3.457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4.869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6.281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7.693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9.105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2.045cm" svg:y="9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1" draw:layer="layout" svg:width="9.491cm" svg:height="6.407cm" draw:transform="skewX (-0.0160570291183478) rotate (0.152541776624304) translate (8.22633774235944cm 6.77845479664777cm)" svg:viewBox="0 0 9492 6408" draw:points="0,6406 8585,6406 9492,1074 2522,0 9,6408">
          <text:p/>
        </draw:polygon>
        <draw:custom-shape draw:style-name="gr35" draw:text-style-name="P20" draw:layer="layout" svg:width="0.165cm" svg:height="0.157cm" svg:x="9.221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6" draw:text-style-name="P21" draw:layer="layout" svg:width="1.416cm" svg:height="6.707cm" svg:x="9.301cm" svg:y="6.395cm" svg:viewBox="0 0 1417 6708" draw:points="1417,0 1417,6490 0,6708">
          <text:p/>
        </draw:polygon>
        <draw:line draw:style-name="gr37" draw:text-style-name="P1" draw:layer="layout" svg:x1="10.719cm" svg:y1="5.835cm" svg:x2="10.737cm" svg:y2="13.789cm">
          <text:p/>
        </draw:line>
        <draw:frame draw:style-name="gr39" draw:text-style-name="P25" draw:layer="layout" svg:width="3.345cm" svg:height="1.207cm" svg:x="8.421cm" svg:y="13.404cm">
          <draw:text-box>
            <text:p><text:span text:style-name="T15">z</text:span><text:span text:style-name="T13">LP</text:span><text:span text:style-name="T16"> = z</text:span><text:span text:style-name="T13">ILP</text:span></text:p>
          </draw:text-box>
        </draw:frame>
        <draw:frame draw:style-name="gr14" draw:text-style-name="P26" draw:layer="layout" svg:width="3.513cm" svg:height="1.673cm" svg:x="12.647cm" svg:y="13.914cm">
          <draw:text-box>
            <text:p><text:span text:style-name="T17">2° vincolo</text:span></text:p>
          </draw:text-box>
        </draw:frame>
        <draw:connector draw:style-name="gr40" draw:text-style-name="P1" draw:layer="layout" draw:type="line" svg:x1="12.272cm" svg:y1="14.117cm" svg:x2="11.071cm" svg:y2="13.737cm" svg:d="M12272 14117l-1201-380" svg:viewBox="0 0 1202 381">
          <text:p/>
        </draw:connector>
        <draw:line draw:style-name="gr37" draw:text-style-name="P1" draw:layer="layout" svg:x1="7.4cm" svg:y1="11.322cm" svg:x2="18.58cm" svg:y2="12.802cm">
          <text:p/>
        </draw:line>
        <draw:custom-shape draw:style-name="gr43" draw:text-style-name="P27" draw:layer="layout" svg:width="0.165cm" svg:height="0.156cm" svg:x="10.633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27" draw:layer="layout" svg:x1="9.935cm" svg:y1="13.345cm" svg:x2="10.63cm" svg:y2="11.94cm">
          <text:p/>
        </draw:line>
      </draw:page>
      <draw:page draw:name="page7" draw:style-name="dp1" draw:master-page-name="Default">
        <draw:line draw:style-name="gr1" draw:text-style-name="P1" draw:layer="layout" svg:x1="6.645cm" svg:y1="16.177cm" svg:x2="22.155cm" svg:y2="16.196cm">
          <text:p/>
        </draw:line>
        <draw:line draw:style-name="gr1" draw:text-style-name="P1" draw:layer="layout" svg:x1="7.765cm" svg:y1="17.298cm" svg:x2="7.765cm" svg:y2="2.437cm">
          <text:p/>
        </draw:line>
        <draw:line draw:style-name="gr2" draw:text-style-name="P1" draw:layer="layout" svg:x1="9.613cm" svg:y1="16.177cm" svg:x2="9.613cm" svg:y2="16.737cm">
          <text:p/>
        </draw:line>
        <draw:line draw:style-name="gr2" draw:text-style-name="P1" draw:layer="layout" svg:x1="11.516cm" svg:y1="16.177cm" svg:x2="11.516cm" svg:y2="16.737cm">
          <text:p/>
        </draw:line>
        <draw:line draw:style-name="gr2" draw:text-style-name="P1" draw:layer="layout" svg:x1="13.196cm" svg:y1="16.177cm" svg:x2="13.196cm" svg:y2="16.737cm">
          <text:p/>
        </draw:line>
        <draw:line draw:style-name="gr2" draw:text-style-name="P1" draw:layer="layout" svg:x1="14.876cm" svg:y1="16.177cm" svg:x2="14.876cm" svg:y2="16.737cm">
          <text:p/>
        </draw:line>
        <draw:line draw:style-name="gr2" draw:text-style-name="P1" draw:layer="layout" svg:x1="16.78cm" svg:y1="16.177cm" svg:x2="16.78cm" svg:y2="16.737cm">
          <text:p/>
        </draw:line>
        <draw:line draw:style-name="gr2" draw:text-style-name="P1" draw:layer="layout" svg:x1="18.609cm" svg:y1="16.177cm" svg:x2="18.609cm" svg:y2="16.737cm">
          <text:p/>
        </draw:line>
        <draw:line draw:style-name="gr2" draw:text-style-name="P1" draw:layer="layout" svg:x1="7.765cm" svg:y1="14.348cm" svg:x2="7.186cm" svg:y2="14.348cm">
          <text:p/>
        </draw:line>
        <draw:line draw:style-name="gr2" draw:text-style-name="P1" draw:layer="layout" svg:x1="7.765cm" svg:y1="12.668cm" svg:x2="7.186cm" svg:y2="12.668cm">
          <text:p/>
        </draw:line>
        <draw:line draw:style-name="gr2" draw:text-style-name="P1" draw:layer="layout" svg:x1="7.765cm" svg:y1="10.801cm" svg:x2="7.186cm" svg:y2="10.801cm">
          <text:p/>
        </draw:line>
        <draw:line draw:style-name="gr2" draw:text-style-name="P1" draw:layer="layout" svg:x1="7.765cm" svg:y1="8.934cm" svg:x2="7.186cm" svg:y2="8.934cm">
          <text:p/>
        </draw:line>
        <draw:line draw:style-name="gr2" draw:text-style-name="P1" draw:layer="layout" svg:x1="7.765cm" svg:y1="7.253cm" svg:x2="7.186cm" svg:y2="7.253cm">
          <text:p/>
        </draw:line>
        <draw:line draw:style-name="gr2" draw:text-style-name="P1" draw:layer="layout" svg:x1="7.765cm" svg:y1="5.387cm" svg:x2="7.186cm" svg:y2="5.387cm">
          <text:p/>
        </draw:line>
        <draw:frame draw:style-name="gr3" draw:text-style-name="P2" draw:layer="layout" svg:width="11.311cm" svg:height="0.969cm" svg:x="8.437cm" svg:y="16.621cm">
          <draw:text-box>
            <text:p><text:span text:style-name="T1"><text:s text:c="6"/></text:span><text:span text:style-name="T2">1 <text:s text:c="10"/>2 <text:s text:c="8"/>3 <text:s text:c="9"/>4 <text:s text:c="10"/>5 <text:s text:c="9"/>6</text:span></text:p>
          </draw:text-box>
        </draw:frame>
        <draw:frame draw:style-name="gr45" draw:text-style-name="P3" draw:layer="layout" svg:width="1.412cm" svg:height="1.425cm" svg:x="6.597cm" svg:y="4.958cm">
          <draw:text-box>
            <text:p><text:span text:style-name="T2">6</text:span></text:p>
          </draw:text-box>
        </draw:frame>
        <draw:frame draw:style-name="gr45" draw:text-style-name="P3" draw:layer="layout" svg:width="1.412cm" svg:height="1.425cm" svg:x="6.597cm" svg:y="6.827cm">
          <draw:text-box>
            <text:p><text:span text:style-name="T2">5</text:span></text:p>
          </draw:text-box>
        </draw:frame>
        <draw:frame draw:style-name="gr4" draw:text-style-name="P3" draw:layer="layout" svg:width="1.412cm" svg:height="1.424cm" svg:x="6.597cm" svg:y="8.51cm">
          <draw:text-box>
            <text:p><text:span text:style-name="T2">4</text:span></text:p>
          </draw:text-box>
        </draw:frame>
        <draw:frame draw:style-name="gr5" draw:text-style-name="P3" draw:layer="layout" svg:width="1.412cm" svg:height="1.426cm" svg:x="6.597cm" svg:y="10.377cm">
          <draw:text-box>
            <text:p><text:span text:style-name="T2">3</text:span></text:p>
          </draw:text-box>
        </draw:frame>
        <draw:frame draw:style-name="gr5" draw:text-style-name="P3" draw:layer="layout" svg:width="1.412cm" svg:height="1.426cm" svg:x="6.597cm" svg:y="12.246cm">
          <draw:text-box>
            <text:p><text:span text:style-name="T2">2</text:span></text:p>
          </draw:text-box>
        </draw:frame>
        <draw:frame draw:style-name="gr5" draw:text-style-name="P3" draw:layer="layout" svg:width="1.412cm" svg:height="1.426cm" svg:x="6.597cm" svg:y="13.928cm">
          <draw:text-box>
            <text:p><text:span text:style-name="T2">1</text:span></text:p>
          </draw:text-box>
        </draw:frame>
        <draw:frame draw:style-name="gr6" draw:text-style-name="P4" draw:layer="layout" svg:width="1.481cm" svg:height="1.421cm" svg:x="21.716cm" svg:y="16.165cm">
          <draw:text-box>
            <text:p><text:span text:style-name="T3">x</text:span><text:span text:style-name="T4">1</text:span></text:p>
          </draw:text-box>
        </draw:frame>
        <draw:frame draw:style-name="gr6" draw:text-style-name="P4" draw:layer="layout" svg:width="1.481cm" svg:height="1.421cm" svg:x="6.884cm" svg:y="2.352cm">
          <draw:text-box>
            <text:p><text:span text:style-name="T3">x</text:span><text:span text:style-name="T4">2</text:span></text:p>
          </draw:text-box>
        </draw:frame>
        <draw:custom-shape draw:style-name="gr16" draw:text-style-name="P11" draw:layer="layout" svg:width="0.187cm" svg:height="0.187cm" svg:x="9.463cm" svg:y="14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65cm" svg:y="12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65cm" svg:y="10.7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67cm" svg:y="8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68cm" svg:y="7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6cm" svg:x="9.471cm" svg:y="5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332cm" svg:y="14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333cm" svg:y="12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333cm" svg:y="10.7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335cm" svg:y="8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337cm" svg:y="7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339cm" svg:y="5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3.013cm" svg:y="14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5cm" svg:height="0.187cm" svg:x="13.016cm" svg:y="12.6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5cm" svg:height="0.187cm" svg:x="13.016cm" svg:y="10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3.017cm" svg:y="8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3.018cm" svg:y="7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6cm" svg:height="0.187cm" svg:x="13.021cm" svg:y="5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695cm" svg:y="14.3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696cm" svg:y="12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696cm" svg:y="10.7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6cm" svg:height="0.186cm" svg:x="14.699cm" svg:y="8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701cm" svg:y="7.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702cm" svg:y="5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6.563cm" svg:y="14.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6cm" svg:x="16.564cm" svg:y="12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6.564cm" svg:y="10.7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6.567cm" svg:y="8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6cm" svg:height="0.187cm" svg:x="16.569cm" svg:y="7.2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6cm" svg:x="16.57cm" svg:y="5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8.431cm" svg:y="14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6cm" svg:height="0.187cm" svg:x="18.434cm" svg:y="12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6cm" svg:height="0.187cm" svg:x="18.434cm" svg:y="10.7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8.435cm" svg:y="8.9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8.436cm" svg:y="7.2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8.439cm" svg:y="5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1" draw:layer="layout" svg:x1="7.765cm" svg:y1="10.801cm" svg:x2="13.215cm" svg:y2="16.178cm">
          <text:p/>
        </draw:line>
        <draw:line draw:style-name="gr46" draw:text-style-name="P1" draw:layer="layout" svg:x1="11.517cm" svg:y1="16.178cm" svg:x2="7.765cm" svg:y2="5.387cm">
          <text:p/>
        </draw:line>
        <draw:polygon draw:style-name="gr47" draw:text-style-name="P28" draw:layer="layout" svg:width="2.836cm" svg:height="6.365cm" svg:x="7.765cm" svg:y="7.253cm" svg:viewBox="0 0 2837 6366" draw:points="0,0 653,0 2837,6366 37,3566 19,3566">
          <text:p/>
        </draw:polygon>
        <draw:line draw:style-name="gr48" draw:text-style-name="P1" draw:layer="layout" svg:x1="6.608cm" svg:y1="15.897cm" svg:x2="18.534cm" svg:y2="9.176cm">
          <text:p/>
        </draw:line>
        <draw:connector draw:style-name="gr49" draw:text-style-name="P1" draw:layer="layout" draw:type="line" svg:x1="15.868cm" svg:y1="10.708cm" svg:x2="15.215cm" svg:y2="9.716cm" svg:d="M15868 10708l-653-992" svg:viewBox="0 0 654 993">
          <text:p/>
        </draw:connector>
        <draw:line draw:style-name="gr2" draw:text-style-name="P1" draw:layer="layout" svg:x1="16.145cm" svg:y1="10.521cm" svg:x2="15.996cm" svg:y2="10.297cm">
          <text:p/>
        </draw:line>
        <draw:line draw:style-name="gr2" draw:text-style-name="P1" draw:layer="layout" svg:x1="15.716cm" svg:y1="10.465cm" svg:x2="15.996cm" svg:y2="10.297cm">
          <text:p/>
        </draw:line>
        <draw:custom-shape draw:style-name="gr18" draw:text-style-name="P13" draw:layer="layout" svg:width="0.187cm" svg:height="0.187cm" svg:x="10.527cm" svg:y="13.5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line draw:style-name="gr1" draw:text-style-name="P1" draw:layer="layout" svg:x1="6.645cm" svg:y1="16.177cm" svg:x2="16.78cm" svg:y2="16.2cm">
          <text:p/>
        </draw:line>
        <draw:line draw:style-name="gr1" draw:text-style-name="P1" draw:layer="layout" svg:x1="7.765cm" svg:y1="17.298cm" svg:x2="7.78cm" svg:y2="7.56cm">
          <text:p/>
        </draw:line>
        <draw:line draw:style-name="gr2" draw:text-style-name="P1" draw:layer="layout" svg:x1="9.613cm" svg:y1="16.177cm" svg:x2="9.613cm" svg:y2="16.737cm">
          <text:p/>
        </draw:line>
        <draw:line draw:style-name="gr2" draw:text-style-name="P1" draw:layer="layout" svg:x1="11.516cm" svg:y1="16.177cm" svg:x2="11.516cm" svg:y2="16.737cm">
          <text:p/>
        </draw:line>
        <draw:line draw:style-name="gr2" draw:text-style-name="P1" draw:layer="layout" svg:x1="13.196cm" svg:y1="16.177cm" svg:x2="13.196cm" svg:y2="16.737cm">
          <text:p/>
        </draw:line>
        <draw:line draw:style-name="gr2" draw:text-style-name="P1" draw:layer="layout" svg:x1="14.876cm" svg:y1="16.177cm" svg:x2="14.876cm" svg:y2="16.737cm">
          <text:p/>
        </draw:line>
        <draw:line draw:style-name="gr2" draw:text-style-name="P1" draw:layer="layout" svg:x1="7.765cm" svg:y1="14.348cm" svg:x2="7.186cm" svg:y2="14.348cm">
          <text:p/>
        </draw:line>
        <draw:line draw:style-name="gr2" draw:text-style-name="P1" draw:layer="layout" svg:x1="7.765cm" svg:y1="12.668cm" svg:x2="7.186cm" svg:y2="12.668cm">
          <text:p/>
        </draw:line>
        <draw:line draw:style-name="gr2" draw:text-style-name="P1" draw:layer="layout" svg:x1="7.765cm" svg:y1="10.801cm" svg:x2="7.186cm" svg:y2="10.801cm">
          <text:p/>
        </draw:line>
        <draw:line draw:style-name="gr2" draw:text-style-name="P1" draw:layer="layout" svg:x1="7.765cm" svg:y1="8.934cm" svg:x2="7.186cm" svg:y2="8.934cm">
          <text:p/>
        </draw:line>
        <draw:frame draw:style-name="gr3" draw:text-style-name="P2" draw:layer="layout" svg:width="11.311cm" svg:height="0.969cm" svg:x="8.437cm" svg:y="16.621cm">
          <draw:text-box>
            <text:p><text:span text:style-name="T1"><text:s text:c="6"/></text:span><text:span text:style-name="T2">1 <text:s text:c="10"/>2 <text:s text:c="8"/>3 <text:s text:c="9"/>4</text:span></text:p>
          </draw:text-box>
        </draw:frame>
        <draw:frame draw:style-name="gr4" draw:text-style-name="P3" draw:layer="layout" svg:width="1.412cm" svg:height="1.424cm" svg:x="6.597cm" svg:y="8.51cm">
          <draw:text-box>
            <text:p><text:span text:style-name="T2">4</text:span></text:p>
          </draw:text-box>
        </draw:frame>
        <draw:frame draw:style-name="gr5" draw:text-style-name="P3" draw:layer="layout" svg:width="1.412cm" svg:height="1.426cm" svg:x="6.597cm" svg:y="10.377cm">
          <draw:text-box>
            <text:p><text:span text:style-name="T2">3</text:span></text:p>
          </draw:text-box>
        </draw:frame>
        <draw:frame draw:style-name="gr5" draw:text-style-name="P3" draw:layer="layout" svg:width="1.412cm" svg:height="1.426cm" svg:x="6.597cm" svg:y="12.246cm">
          <draw:text-box>
            <text:p><text:span text:style-name="T2">2</text:span></text:p>
          </draw:text-box>
        </draw:frame>
        <draw:frame draw:style-name="gr5" draw:text-style-name="P3" draw:layer="layout" svg:width="1.412cm" svg:height="1.426cm" svg:x="6.597cm" svg:y="13.928cm">
          <draw:text-box>
            <text:p><text:span text:style-name="T2">1</text:span></text:p>
          </draw:text-box>
        </draw:frame>
        <draw:frame draw:style-name="gr6" draw:text-style-name="P4" draw:layer="layout" svg:width="1.481cm" svg:height="1.421cm" svg:x="16.316cm" svg:y="16.165cm">
          <draw:text-box>
            <text:p><text:span text:style-name="T3">x</text:span><text:span text:style-name="T4">1</text:span></text:p>
          </draw:text-box>
        </draw:frame>
        <draw:frame draw:style-name="gr6" draw:text-style-name="P4" draw:layer="layout" svg:width="1.481cm" svg:height="1.421cm" svg:x="6.884cm" svg:y="7.252cm">
          <draw:text-box>
            <text:p><text:span text:style-name="T3">x</text:span><text:span text:style-name="T4">2</text:span></text:p>
          </draw:text-box>
        </draw:frame>
        <draw:custom-shape draw:style-name="gr7" draw:text-style-name="P5" draw:layer="layout" svg:width="0.187cm" svg:height="0.187cm" svg:x="9.461cm" svg:y="14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9.465cm" svg:y="12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9.465cm" svg:y="10.7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9.467cm" svg:y="8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1.33cm" svg:y="14.2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1.333cm" svg:y="12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1.333cm" svg:y="10.7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1.335cm" svg:y="8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3.011cm" svg:y="14.2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5cm" svg:height="0.187cm" svg:x="13.016cm" svg:y="12.6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5cm" svg:height="0.187cm" svg:x="13.016cm" svg:y="10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3.017cm" svg:y="8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4.693cm" svg:y="14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4.696cm" svg:y="12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4.696cm" svg:y="10.7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6cm" svg:height="0.186cm" svg:x="14.699cm" svg:y="8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9" draw:layer="layout" svg:width="4cm" svg:height="0.962cm" svg:x="9.79cm" svg:y="13.158cm">
          <draw:text-box>
            <text:p><text:span text:style-name="T18">ottimo di LP</text:span></text:p>
          </draw:text-box>
        </draw:frame>
        <draw:line draw:style-name="gr2" draw:text-style-name="P1" draw:layer="layout" svg:x1="7.78cm" svg:y1="16.2cm" svg:x2="9.92cm" svg:y2="13.12cm">
          <text:p/>
        </draw:line>
        <draw:line draw:style-name="gr2" draw:text-style-name="P1" draw:layer="layout" svg:x1="11.52cm" svg:y1="16.2cm" svg:x2="9.22cm" svg:y2="13.23cm">
          <text:p/>
        </draw:line>
        <draw:custom-shape draw:style-name="gr9" draw:text-style-name="P6" draw:layer="layout" svg:width="0.187cm" svg:height="0.187cm" svg:x="9.453cm" svg:y="13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41" draw:text-style-name="P24" draw:layer="layout" svg:width="3.739cm" svg:height="2.519cm" svg:x="7.78cm" svg:y="13.68cm" svg:viewBox="0 0 3740 2520" draw:points="3740,2520 0,2520 1760,0">
          <text:p/>
        </draw:polygon>
        <draw:line draw:style-name="gr50" draw:text-style-name="P1" xml:id="id1" draw:id="id1" draw:layer="layout" svg:x1="15.67cm" svg:y1="14.35cm" svg:x2="6.3cm" svg:y2="14.35cm">
          <text:p/>
        </draw:line>
        <draw:connector draw:style-name="gr51" draw:text-style-name="P1" draw:layer="layout" draw:type="line" svg:x1="6.3cm" svg:y1="14.35cm" svg:x2="6.297cm" svg:y2="15.275cm" draw:start-shape="id1" draw:start-glue-point="3" svg:d="M6300 14350l-3 925" svg:viewBox="0 0 4 926">
          <text:p/>
        </draw:connector>
        <draw:custom-shape draw:style-name="gr52" draw:text-style-name="P30" draw:layer="layout" svg:width="9.38cm" svg:height="0.33cm" svg:x="6.31cm" svg:y="14.34cm">
          <text:p/>
          <draw:enhanced-geometry svg:viewBox="0 0 21600 21600" draw:type="rectangle" draw:enhanced-path="M 0 0 L 21600 0 21600 21600 0 21600 0 0 Z N"/>
        </draw:custom-shape>
        <draw:line draw:style-name="gr53" draw:text-style-name="P1" draw:layer="layout" svg:x1="14.56cm" svg:y1="12.17cm" svg:x2="13.84cm" svg:y2="14.24cm">
          <text:p/>
        </draw:line>
        <draw:frame draw:style-name="gr11" draw:text-style-name="P9" draw:layer="layout" svg:width="4.08cm" svg:height="0.962cm" svg:x="12.83cm" svg:y="11.43cm">
          <draw:text-box>
            <text:p text:style-name="P31"><text:span text:style-name="T6">primo taglio</text:span></text:p>
          </draw:text-box>
        </draw:frame>
        <draw:connector draw:style-name="gr51" draw:text-style-name="P1" draw:layer="layout" draw:type="line" svg:x1="15.701cm" svg:y1="14.342cm" svg:x2="15.698cm" svg:y2="15.267cm" svg:d="M15701 14342l-3 925" svg:viewBox="0 0 4 9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3" draw:display-name="Hatching 3" draw:style="single" draw:color="#0084d1" draw:distance="0.3cm" draw:rotation="450"/>
    <draw:hatch draw:name="Hatching_20_5" draw:display-name="Hatching 5" draw:style="single" draw:color="#0084d1" draw:distance="0.3cm" draw:rotation="3150"/>
    <draw:hatch draw:name="Hatching_20_6" draw:display-name="Hatching 6" draw:style="single" draw:color="#44b071" draw:distance="0.2cm" draw:rotation="3150"/>
    <draw:hatch draw:name="Hatching_20_7" draw:display-name="Hatching 7" draw:style="single" draw:color="#ff3333" draw:distance="0.2cm" draw:rotation="3150"/>
    <draw:hatch draw:name="dodo" draw:style="single" draw:color="#3194ca" draw:distance="0.2cm" draw:rotation="450"/>
    <draw:hatch draw:name="dodo2" draw:style="single" draw:color="#3194ca" draw:distance="0.2cm" draw:rotation="315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3cm" draw:distance="0.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hatch" draw:fill-color="#729fcf" draw:fill-hatch-name="dodo2" draw:fill-hatch-solid="fals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Arrow_20_concave" draw:marker-end-width="0cm" draw:fill="none" draw:fill-gradient-name="Gradient_20_2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oardo Rosa</meta:initial-creator>
    <meta:creation-date>2015-06-11T15:11:31.689451354</meta:creation-date>
    <dc:date>2016-01-09T21:15:22.870173151</dc:date>
    <meta:editing-duration>PT1H31M5S</meta:editing-duration>
    <meta:editing-cycles>40</meta:editing-cycles>
    <meta:generator>LibreOffice/5.0.4.2$Linux_X86_64 LibreOffice_project/00m0$Build-2</meta:generator>
    <meta:document-statistic meta:object-count="433"/>
  </office:meta>
</office:document-meta>
</file>